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Roboto Condensed" svg:font-family="'Roboto Condensed'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Courier1" svg:font-family="Courier" style:font-family-generic="swiss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84d1" draw:marker-start-width="0.5cm" draw:marker-end-width="0.5cm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ff420e" draw:marker-start-width="0.5cm" draw:marker-end-width="0.5cm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579d1c" draw:marker-start-width="0.5cm" draw:marker-end-width="0.5cm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05cm" svg:stroke-color="#000000" draw:marker-start-width="0.445cm" draw:marker-end-width="0.44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false" fo:min-height="0.5cm" fo:padding-top="0cm" fo:padding-bottom="0cm" fo:padding-left="0cm" fo:padding-right="0cm"/>
    </style:style>
    <style:style style:name="gr6" style:family="graphic" style:parent-style-name="standard">
      <style:graphic-properties svg:stroke-width="0.05cm" svg:stroke-color="#000000" draw:marker-start-width="0.37cm" draw:marker-end-width="0.37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svg:stroke-color="#000000" draw:fill="none" draw:textarea-horizontal-align="right" draw:textarea-vertical-align="middle" draw:auto-grow-height="false" fo:padding-top="0cm" fo:padding-bottom="0cm" fo:padding-left="0cm" fo:padding-right="0.1cm"/>
    </style:style>
    <style:style style:name="gr8" style:family="graphic" style:parent-style-name="standard">
      <style:graphic-properties svg:stroke-color="#000000" draw:fill="none" draw:textarea-horizontal-align="left" draw:textarea-vertical-align="middle" draw:auto-grow-height="false" fo:padding-top="0cm" fo:padding-bottom="0cm" fo:padding-left="0.1cm" fo:padding-right="0cm"/>
    </style:style>
    <style:style style:name="gr9" style:family="graphic" style:parent-style-name="standard">
      <style:graphic-properties svg:stroke-color="#000000" draw:fill="none" draw:textarea-horizontal-align="left" draw:textarea-vertical-align="middle" draw:auto-grow-height="false" fo:padding-top="0cm" fo:padding-bottom="0cm" fo:padding-left="0cm" fo:padding-right="0cm"/>
    </style:style>
    <style:style style:name="gr10" style:family="graphic" style:parent-style-name="standard">
      <style:graphic-properties draw:stroke="none" svg:stroke-color="#000000" draw:fill="none" draw:fill-color="#ffffff" draw:textarea-horizontal-align="right" draw:auto-grow-height="false" fo:min-height="0.5cm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urier" fo:font-size="8pt" style:font-size-asian="8pt" style:font-size-complex="8pt"/>
    </style:style>
    <style:style style:name="P3" style:family="paragraph">
      <style:text-properties fo:font-size="6pt" style:font-size-asian="6pt" style:font-size-complex="6pt"/>
    </style:style>
    <style:style style:name="P4" style:family="paragraph">
      <style:paragraph-properties fo:text-align="start"/>
      <style:text-properties fo:font-size="12pt" style:font-size-asian="12pt" style:font-size-complex="12pt"/>
    </style:style>
    <style:style style:name="P5" style:family="paragraph">
      <style:paragraph-properties fo:text-align="start"/>
      <style:text-properties style:font-name="Courier" fo:font-size="12pt" fo:font-weight="bold" style:font-size-asian="12pt" style:font-weight-asian="bold" style:font-size-complex="12pt" style:font-weight-complex="bold"/>
    </style:style>
    <style:style style:name="P6" style:family="paragraph">
      <style:paragraph-properties fo:text-align="start"/>
      <style:text-properties fo:font-size="8pt" style:font-size-asian="8pt" style:font-size-complex="8pt"/>
    </style:style>
    <style:style style:name="P7" style:family="paragraph">
      <style:paragraph-properties fo:text-align="start"/>
      <style:text-properties style:font-name="Courier" fo:font-size="8pt" fo:font-weight="bold" style:font-size-asian="8pt" style:font-weight-asian="bold" style:font-size-complex="8pt" style:font-weight-complex="bold"/>
    </style:style>
    <style:style style:name="P8" style:family="paragraph">
      <style:text-properties style:font-name="Courier" fo:font-size="7pt" fo:font-weight="bold" style:font-size-asian="7pt" style:font-weight-asian="bold" style:font-size-complex="7pt" style:font-weight-complex="bold"/>
    </style:style>
    <style:style style:name="P9" style:family="paragraph">
      <style:paragraph-properties fo:text-align="end"/>
    </style:style>
    <style:style style:name="P10" style:family="paragraph">
      <style:paragraph-properties fo:text-align="end"/>
      <style:text-properties fo:font-size="6pt" style:font-size-asian="6pt" style:font-size-complex="6pt"/>
    </style:style>
    <style:style style:name="T1" style:family="text">
      <style:text-properties style:font-name="Courier" fo:font-size="8pt" style:font-size-asian="8pt" style:font-size-complex="8pt"/>
    </style:style>
    <style:style style:name="T2" style:family="text">
      <style:text-properties style:font-name="Courier" fo:font-size="7pt" fo:font-weight="bold" style:font-size-asian="7pt" style:font-weight-asian="bold" style:font-size-complex="7pt" style:font-weight-complex="bold"/>
    </style:style>
    <style:style style:name="T3" style:family="text">
      <style:text-properties style:font-name="Courier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Courier" fo:font-size="8pt" fo:font-weight="bold" style:font-size-asian="8pt" style:font-weight-asian="bold" style:font-size-complex="8pt" style:font-weight-complex="bold"/>
    </style:style>
    <style:style style:name="T5" style:family="text">
      <style:text-properties style:font-name="Courier1" fo:font-size="7pt" fo:font-weight="bold" style:font-size-asian="7pt" style:font-weight-asian="bold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1" draw:layer="layout" draw:line-skew="-0.175cm" svg:x1="8.7cm" svg:y1="7.325cm" svg:x2="8.7cm" svg:y2="8.532cm" draw:start-shape="id1" draw:start-glue-point="6" draw:end-shape="id2" draw:end-glue-point="6" svg:d="m8700 7325h-700v1207h700" svg:viewBox="0 0 701 1208">
          <text:p/>
        </draw:connector>
        <draw:connector draw:style-name="gr2" draw:text-style-name="P1" draw:layer="layout" draw:type="line" svg:x1="11cm" svg:y1="10.509cm" svg:x2="8.95cm" svg:y2="10.525cm" draw:start-shape="id3" draw:start-glue-point="1" draw:end-shape="id4" draw:end-glue-point="1" svg:d="m11000 10509-2050 16" svg:viewBox="0 0 2051 17">
          <text:p/>
        </draw:connector>
        <draw:connector draw:style-name="gr3" draw:text-style-name="P1" draw:layer="layout" draw:type="line" svg:x1="11cm" svg:y1="10.108cm" svg:x2="8.95cm" svg:y2="10.125cm" draw:start-shape="id5" draw:start-glue-point="1" draw:end-shape="id6" draw:end-glue-point="10" svg:d="m11000 10108-2050 17" svg:viewBox="0 0 2051 18">
          <text:p/>
        </draw:connector>
        <draw:connector draw:style-name="gr3" draw:text-style-name="P1" draw:layer="layout" draw:type="line" svg:x1="11cm" svg:y1="8.522cm" svg:x2="8.95cm" svg:y2="7.732cm" draw:start-shape="id7" draw:start-glue-point="1" draw:end-shape="id8" draw:end-glue-point="10" svg:d="m11000 8522-2050-790" svg:viewBox="0 0 2051 791">
          <text:p/>
        </draw:connector>
        <draw:connector draw:style-name="gr2" draw:text-style-name="P1" draw:layer="layout" draw:type="line" svg:x1="11cm" svg:y1="8.918cm" svg:x2="8.95cm" svg:y2="8.132cm" draw:start-shape="id9" draw:start-glue-point="1" draw:end-shape="id10" draw:end-glue-point="1" svg:d="m11000 8918-2050-786" svg:viewBox="0 0 2051 787">
          <text:p/>
        </draw:connector>
        <draw:connector draw:style-name="gr1" draw:text-style-name="P1" draw:layer="layout" draw:type="line" svg:x1="8.95cm" svg:y1="7.325cm" svg:x2="11cm" svg:y2="7.325cm" draw:start-shape="id1" draw:start-glue-point="10" draw:end-shape="id11" draw:end-glue-point="6" svg:d="m8950 7325h2050" svg:viewBox="0 0 2051 1">
          <text:p/>
        </draw:connector>
        <draw:connector draw:style-name="gr2" draw:text-style-name="P1" draw:layer="layout" draw:type="line" svg:x1="11cm" svg:y1="8.125cm" svg:x2="8.95cm" svg:y2="6.925cm" draw:start-shape="id12" draw:start-glue-point="1" draw:end-shape="id13" draw:end-glue-point="10" svg:d="m11000 8125-2050-1200" svg:viewBox="0 0 2051 1201">
          <text:p/>
        </draw:connector>
        <draw:custom-shape draw:style-name="gr4" draw:text-style-name="P2" draw:layer="layout" svg:width="0.8cm" svg:height="0.8cm" svg:x="12cm" svg:y="5.8cm">
          <text:p text:style-name="P1"><text:span text:style-name="T1">USB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cm" svg:y1="9.315cm" svg:x2="8.95cm" svg:y2="8.925cm" draw:start-shape="id14" draw:start-glue-point="1" draw:end-shape="id15" draw:end-glue-point="10" svg:d="m11000 9315-2050-390" svg:viewBox="0 0 2051 391">
          <text:p/>
        </draw:connector>
        <draw:connector draw:style-name="gr2" draw:text-style-name="P1" draw:layer="layout" draw:type="line" svg:x1="11cm" svg:y1="9.712cm" svg:x2="8.95cm" svg:y2="9.325cm" draw:start-shape="id16" draw:start-glue-point="1" draw:end-shape="id17" draw:end-glue-point="1" svg:d="m11000 9712-2050-387" svg:viewBox="0 0 2051 388">
          <text:p/>
        </draw:connector>
        <draw:connector draw:style-name="gr1" draw:text-style-name="P1" draw:layer="layout" draw:line-skew="-0.175cm" svg:x1="8.7cm" svg:y1="7.325cm" svg:x2="8.7cm" svg:y2="9.725cm" draw:start-shape="id1" draw:start-glue-point="6" draw:end-shape="id18" draw:end-glue-point="6" svg:d="m8700 7325h-700v2400h700" svg:viewBox="0 0 701 2401">
          <text:p/>
        </draw:connector>
        <draw:connector draw:style-name="gr1" draw:text-style-name="P1" draw:layer="layout" draw:line-skew="-0.175cm" svg:x1="8.7cm" svg:y1="7.325cm" svg:x2="8.7cm" svg:y2="10.925cm" draw:end-shape="id19" draw:end-glue-point="6" svg:d="m8700 7325h-700v3600h700" svg:viewBox="0 0 701 3601">
          <text:p/>
        </draw:connector>
        <draw:connector draw:style-name="gr2" draw:text-style-name="P1" draw:layer="layout" draw:type="line" svg:x1="13.75cm" svg:y1="10.125cm" svg:x2="15.7cm" svg:y2="10.125cm" draw:start-shape="id20" draw:start-glue-point="10" svg:d="m13750 10125h1950" svg:viewBox="0 0 1951 1">
          <text:p/>
        </draw:connector>
        <draw:connector draw:style-name="gr1" draw:text-style-name="P1" draw:layer="layout" draw:line-skew="0.525cm" svg:x1="15.95cm" svg:y1="9.725cm" svg:x2="8.7cm" svg:y2="10.925cm" draw:start-shape="id21" draw:start-glue-point="6" svg:d="m15950 9725h1050v1200h-8300" svg:viewBox="0 0 8301 1201">
          <text:p/>
        </draw:connector>
        <draw:connector draw:style-name="gr1" draw:text-style-name="P1" draw:layer="layout" draw:line-skew="0.525cm" svg:x1="15.95cm" svg:y1="9.725cm" svg:x2="15.95cm" svg:y2="8.525cm" draw:end-shape="id22" draw:end-glue-point="6" svg:d="m15950 9725h1050v-1200h-1050" svg:viewBox="0 0 1051 1201">
          <text:p/>
        </draw:connector>
        <draw:connector draw:style-name="gr2" draw:text-style-name="P1" draw:layer="layout" draw:type="line" svg:x1="13.75cm" svg:y1="9.325cm" svg:x2="15.7cm" svg:y2="8.925cm" draw:start-shape="id23" draw:start-glue-point="10" draw:end-shape="id24" draw:end-glue-point="3" svg:d="m13750 9325 1950-400" svg:viewBox="0 0 1951 401">
          <text:p/>
        </draw:connector>
        <draw:connector draw:style-name="gr3" draw:text-style-name="P1" draw:layer="layout" draw:type="line" svg:x1="13.75cm" svg:y1="10.525cm" svg:x2="15.7cm" svg:y2="10.525cm" draw:start-shape="id25" draw:start-glue-point="10" draw:end-shape="id26" draw:end-glue-point="10" svg:d="m13750 10525h1950" svg:viewBox="0 0 1951 1">
          <text:p/>
        </draw:connector>
        <draw:connector draw:style-name="gr3" draw:text-style-name="P1" draw:layer="layout" draw:type="line" svg:x1="13.75cm" svg:y1="9.725cm" svg:x2="15.7cm" svg:y2="9.325cm" draw:start-shape="id27" draw:start-glue-point="10" draw:end-shape="id28" draw:end-glue-point="10" svg:d="m13750 9725 1950-400" svg:viewBox="0 0 1951 401">
          <text:p/>
        </draw:connector>
        <draw:frame draw:style-name="gr5" draw:text-style-name="P3" draw:layer="layout" svg:width="0.9cm" svg:height="0.283cm" svg:x="13.9cm" svg:y="9.175cm">
          <draw:text-box>
            <text:p><text:span text:style-name="T2">LED E</text:span></text:p>
          </draw:text-box>
        </draw:frame>
        <draw:frame draw:style-name="gr5" draw:text-style-name="P3" draw:layer="layout" svg:width="0.9cm" svg:height="0.283cm" svg:x="13.9cm" svg:y="9.572cm">
          <draw:text-box>
            <text:p><text:span text:style-name="T2">BTN E</text:span></text:p>
          </draw:text-box>
        </draw:frame>
        <draw:frame draw:style-name="gr5" draw:text-style-name="P3" draw:layer="layout" svg:width="0.9cm" svg:height="0.284cm" svg:x="13.9cm" svg:y="9.967cm">
          <draw:text-box>
            <text:p><text:span text:style-name="T2">LED D</text:span></text:p>
          </draw:text-box>
        </draw:frame>
        <draw:frame draw:style-name="gr5" draw:text-style-name="P3" draw:layer="layout" svg:width="0.9cm" svg:height="0.283cm" svg:x="13.9cm" svg:y="10.369cm">
          <draw:text-box>
            <text:p><text:span text:style-name="T2">BTN D</text:span></text:p>
          </draw:text-box>
        </draw:frame>
        <draw:custom-shape draw:style-name="gr6" draw:text-style-name="P1" xml:id="id22" draw:id="id22" draw:layer="layout" svg:width="0.25cm" svg:height="0.25cm" svg:x="15.7cm" svg:y="8.4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6" draw:text-style-name="P1" draw:layer="layout" svg:width="0.25cm" svg:height="0.25cm" svg:x="15.7cm" svg:y="8.8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6" draw:text-style-name="P1" xml:id="id28" draw:id="id28" draw:layer="layout" svg:width="0.25cm" svg:height="0.25cm" svg:x="15.7cm" svg:y="9.2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7" draw:text-style-name="P5" xml:id="id24" draw:id="id24" draw:layer="layout" svg:width="0.75cm" svg:height="1.05cm" svg:x="15.7cm" svg:y="8.4cm">
          <text:p text:style-name="P4"><text:span text:style-name="T3">E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6" draw:text-style-name="P1" xml:id="id21" draw:id="id21" draw:layer="layout" svg:width="0.25cm" svg:height="0.25cm" svg:x="15.7cm" svg:y="9.6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6" draw:text-style-name="P1" draw:layer="layout" svg:width="0.25cm" svg:height="0.25cm" svg:x="15.7cm" svg:y="10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6" draw:text-style-name="P1" xml:id="id26" draw:id="id26" draw:layer="layout" svg:width="0.25cm" svg:height="0.25cm" svg:x="15.7cm" svg:y="10.4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7" draw:text-style-name="P5" draw:layer="layout" svg:width="0.75cm" svg:height="1.05cm" svg:x="15.7cm" svg:y="9.6cm">
          <text:p text:style-name="P4"><text:span text:style-name="T3">D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6" draw:text-style-name="P1" xml:id="id8" draw:id="id8" draw:layer="layout" svg:width="0.25cm" svg:height="0.25cm" svg:x="8.7cm" svg:y="7.60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" draw:layer="layout" svg:width="0.25cm" svg:height="0.25cm" svg:x="8.7cm" svg:y="8.00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" xml:id="id2" draw:id="id2" draw:layer="layout" svg:width="0.25cm" svg:height="0.25cm" svg:x="8.7cm" svg:y="8.40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5" xml:id="id10" draw:id="id10" draw:layer="layout" svg:width="0.75cm" svg:height="1.05cm" svg:x="8.2cm" svg:y="7.607cm">
          <text:p text:style-name="P4"><text:span text:style-name="T3">A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15" draw:id="id15" draw:layer="layout" svg:width="0.25cm" svg:height="0.25cm" svg:x="8.7cm" svg:y="8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" draw:layer="layout" svg:width="0.25cm" svg:height="0.25cm" svg:x="8.7cm" svg:y="9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" xml:id="id18" draw:id="id18" draw:layer="layout" svg:width="0.25cm" svg:height="0.25cm" svg:x="8.7cm" svg:y="9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5" xml:id="id17" draw:id="id17" draw:layer="layout" svg:width="0.75cm" svg:height="1.05cm" svg:x="8.2cm" svg:y="8.8cm">
          <text:p text:style-name="P4"><text:span text:style-name="T3">B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13" draw:id="id13" draw:layer="layout" svg:width="0.25cm" svg:height="0.25cm" svg:x="8.7cm" svg:y="6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" xml:id="id1" draw:id="id1" draw:layer="layout" svg:width="0.25cm" svg:height="0.25cm" svg:x="8.7cm" svg:y="7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7" draw:layer="layout" svg:width="0.75cm" svg:height="0.65cm" svg:x="8.2cm" svg:y="6.8cm">
          <text:p text:style-name="P6"><text:span text:style-name="T4">AC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1" xml:id="id6" draw:id="id6" draw:layer="layout" svg:width="0.25cm" svg:height="0.25cm" svg:x="8.7cm" svg:y="10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" draw:layer="layout" svg:width="0.25cm" svg:height="0.25cm" svg:x="8.7cm" svg:y="10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" xml:id="id19" draw:id="id19" draw:layer="layout" svg:width="0.25cm" svg:height="0.25cm" svg:x="8.7cm" svg:y="10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5" xml:id="id4" draw:id="id4" draw:layer="layout" svg:width="0.75cm" svg:height="1.05cm" svg:x="8.2cm" svg:y="10cm">
          <text:p text:style-name="P4"><text:span text:style-name="T3">C</text:span></text:p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0.5cm" svg:height="0.283cm" svg:x="11.4cm" svg:y="6cm">
          <draw:text-box>
            <text:p text:style-name="P8"><text:span text:style-name="T2">TX0</text:span></text:p>
          </draw:text-box>
        </draw:frame>
        <draw:frame draw:style-name="gr5" draw:text-style-name="P3" draw:layer="layout" svg:width="0.5cm" svg:height="0.284cm" svg:x="11.4cm" svg:y="6.396cm">
          <draw:text-box>
            <text:p><text:span text:style-name="T2">RX1</text:span></text:p>
          </draw:text-box>
        </draw:frame>
        <draw:frame draw:style-name="gr5" draw:text-style-name="P3" draw:layer="layout" svg:width="0.5cm" svg:height="0.284cm" svg:x="11.4cm" svg:y="7.189cm">
          <draw:text-box>
            <text:p><text:span text:style-name="T2">GND</text:span></text:p>
          </draw:text-box>
        </draw:frame>
        <draw:frame draw:style-name="gr5" draw:text-style-name="P3" draw:layer="layout" svg:width="0.5cm" svg:height="0.283cm" svg:x="11.4cm" svg:y="6.793cm">
          <draw:text-box>
            <text:p><text:span text:style-name="T2">GND</text:span></text:p>
          </draw:text-box>
        </draw:frame>
        <draw:frame draw:style-name="gr5" draw:text-style-name="P3" draw:layer="layout" svg:width="0.5cm" svg:height="0.283cm" svg:x="11.4cm" svg:y="7.587cm">
          <draw:text-box>
            <text:p><text:span text:style-name="T2">2</text:span></text:p>
          </draw:text-box>
        </draw:frame>
        <draw:frame draw:style-name="gr5" draw:text-style-name="P3" draw:layer="layout" svg:width="0.5cm" svg:height="0.283cm" svg:x="11.4cm" svg:y="7.983cm">
          <draw:text-box>
            <text:p><text:span text:style-name="T2">3</text:span></text:p>
          </draw:text-box>
        </draw:frame>
        <draw:frame draw:style-name="gr5" draw:text-style-name="P3" draw:layer="layout" svg:width="0.5cm" svg:height="0.283cm" svg:x="11.4cm" svg:y="8.38cm">
          <draw:text-box>
            <text:p><text:span text:style-name="T2">4</text:span></text:p>
          </draw:text-box>
        </draw:frame>
        <draw:frame draw:style-name="gr5" draw:text-style-name="P3" draw:layer="layout" svg:width="0.5cm" svg:height="0.284cm" svg:x="11.4cm" svg:y="8.775cm">
          <draw:text-box>
            <text:p><text:span text:style-name="T2">5</text:span></text:p>
          </draw:text-box>
        </draw:frame>
        <draw:frame draw:style-name="gr5" draw:text-style-name="P3" draw:layer="layout" svg:width="0.5cm" svg:height="0.283cm" svg:x="11.4cm" svg:y="9.173cm">
          <draw:text-box>
            <text:p><text:span text:style-name="T2">6</text:span></text:p>
          </draw:text-box>
        </draw:frame>
        <draw:frame draw:style-name="gr5" draw:text-style-name="P3" draw:layer="layout" svg:width="0.5cm" svg:height="0.283cm" svg:x="11.4cm" svg:y="9.57cm">
          <draw:text-box>
            <text:p><text:span text:style-name="T2">7</text:span></text:p>
          </draw:text-box>
        </draw:frame>
        <draw:frame draw:style-name="gr5" draw:text-style-name="P3" draw:layer="layout" svg:width="0.5cm" svg:height="0.284cm" svg:x="11.4cm" svg:y="9.965cm">
          <draw:text-box>
            <text:p><text:span text:style-name="T2">8</text:span></text:p>
          </draw:text-box>
        </draw:frame>
        <draw:frame draw:style-name="gr5" draw:text-style-name="P3" draw:layer="layout" svg:width="0.5cm" svg:height="0.283cm" svg:x="11.4cm" svg:y="10.367cm">
          <draw:text-box>
            <text:p><text:span text:style-name="T2">9</text:span></text:p>
          </draw:text-box>
        </draw:frame>
        <draw:custom-shape draw:style-name="gr6" draw:text-style-name="P1" draw:layer="layout" svg:width="0.25cm" svg:height="0.25cm" svg:x="11cm" svg:y="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" draw:layer="layout" svg:width="0.25cm" svg:height="0.25cm" svg:x="11cm" svg:y="7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" draw:layer="layout" svg:width="0.25cm" svg:height="0.25cm" svg:x="11cm" svg:y="6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" draw:layer="layout" svg:width="0.25cm" svg:height="0.25cm" svg:x="11cm" svg:y="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" draw:layer="layout" svg:width="0.25cm" svg:height="0.25cm" svg:x="11cm" svg:y="6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" draw:layer="layout" svg:width="0.25cm" svg:height="0.25cm" svg:x="11cm" svg:y="8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" xml:id="id11" draw:id="id11" draw:layer="layout" svg:width="0.25cm" svg:height="0.25cm" svg:x="11cm" svg:y="7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" draw:layer="layout" svg:width="0.25cm" svg:height="0.25cm" svg:x="11cm" svg:y="8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" draw:layer="layout" svg:width="0.25cm" svg:height="0.25cm" svg:x="11cm" svg:y="9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" draw:layer="layout" svg:width="0.25cm" svg:height="0.25cm" svg:x="11cm" svg:y="9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" draw:layer="layout" svg:width="0.25cm" svg:height="0.25cm" svg:x="11cm" svg:y="10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" draw:layer="layout" svg:width="0.25cm" svg:height="0.25cm" svg:x="11cm" svg:y="10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5" draw:text-style-name="P3" draw:layer="layout" svg:width="0.9cm" svg:height="0.283cm" svg:x="10.1cm" svg:y="7.588cm">
          <draw:text-box>
            <text:p><text:span text:style-name="T2">IRQ</text:span></text:p>
          </draw:text-box>
        </draw:frame>
        <draw:frame draw:style-name="gr5" draw:text-style-name="P3" xml:id="id12" draw:id="id12" draw:layer="layout" svg:width="0.9cm" svg:height="0.283cm" svg:x="10.1cm" svg:y="7.984cm">
          <draw:text-box>
            <text:p><text:span text:style-name="T2">ACT</text:span></text:p>
          </draw:text-box>
        </draw:frame>
        <draw:frame draw:style-name="gr5" draw:text-style-name="P3" xml:id="id7" draw:id="id7" draw:layer="layout" svg:width="0.9cm" svg:height="0.283cm" svg:x="10.1cm" svg:y="8.381cm">
          <draw:text-box>
            <text:p><text:span text:style-name="T2">BTN A</text:span></text:p>
          </draw:text-box>
        </draw:frame>
        <draw:frame draw:style-name="gr5" draw:text-style-name="P3" xml:id="id9" draw:id="id9" draw:layer="layout" svg:width="0.9cm" svg:height="0.284cm" svg:x="10.1cm" svg:y="8.776cm">
          <draw:text-box>
            <text:p><text:span text:style-name="T2">LED A</text:span></text:p>
          </draw:text-box>
        </draw:frame>
        <draw:frame draw:style-name="gr5" draw:text-style-name="P3" xml:id="id14" draw:id="id14" draw:layer="layout" svg:width="0.9cm" svg:height="0.283cm" svg:x="10.1cm" svg:y="9.174cm">
          <draw:text-box>
            <text:p><text:span text:style-name="T2">BTN B</text:span></text:p>
          </draw:text-box>
        </draw:frame>
        <draw:frame draw:style-name="gr5" draw:text-style-name="P3" xml:id="id16" draw:id="id16" draw:layer="layout" svg:width="0.9cm" svg:height="0.283cm" svg:x="10.1cm" svg:y="9.571cm">
          <draw:text-box>
            <text:p><text:span text:style-name="T2">LED B</text:span></text:p>
          </draw:text-box>
        </draw:frame>
        <draw:frame draw:style-name="gr5" draw:text-style-name="P3" xml:id="id5" draw:id="id5" draw:layer="layout" svg:width="0.9cm" svg:height="0.284cm" svg:x="10.1cm" svg:y="9.966cm">
          <draw:text-box>
            <text:p><text:span text:style-name="T2">BTN C</text:span></text:p>
          </draw:text-box>
        </draw:frame>
        <draw:frame draw:style-name="gr5" draw:text-style-name="P3" xml:id="id3" draw:id="id3" draw:layer="layout" svg:width="0.9cm" svg:height="0.283cm" svg:x="10.1cm" svg:y="10.368cm">
          <draw:text-box>
            <text:p><text:span text:style-name="T2">LED C</text:span></text:p>
          </draw:text-box>
        </draw:frame>
        <draw:custom-shape draw:style-name="gr6" draw:text-style-name="P1" draw:layer="layout" svg:width="0.25cm" svg:height="0.25cm" svg:x="13.5cm" svg:y="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" draw:layer="layout" svg:width="0.25cm" svg:height="0.25cm" svg:x="13.5cm" svg:y="7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" draw:layer="layout" svg:width="0.25cm" svg:height="0.25cm" svg:x="13.5cm" svg:y="6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" draw:layer="layout" svg:width="0.25cm" svg:height="0.25cm" svg:x="13.5cm" svg:y="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" draw:layer="layout" svg:width="0.25cm" svg:height="0.25cm" svg:x="13.5cm" svg:y="6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" draw:layer="layout" svg:width="0.25cm" svg:height="0.25cm" svg:x="13.5cm" svg:y="8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" draw:layer="layout" svg:width="0.25cm" svg:height="0.25cm" svg:x="13.5cm" svg:y="7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" draw:layer="layout" svg:width="0.25cm" svg:height="0.25cm" svg:x="13.5cm" svg:y="8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" xml:id="id23" draw:id="id23" draw:layer="layout" svg:width="0.25cm" svg:height="0.25cm" svg:x="13.5cm" svg:y="9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" xml:id="id27" draw:id="id27" draw:layer="layout" svg:width="0.25cm" svg:height="0.25cm" svg:x="13.5cm" svg:y="9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" xml:id="id20" draw:id="id20" draw:layer="layout" svg:width="0.25cm" svg:height="0.25cm" svg:x="13.5cm" svg:y="10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" xml:id="id25" draw:id="id25" draw:layer="layout" svg:width="0.25cm" svg:height="0.25cm" svg:x="13.5cm" svg:y="10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0" draw:text-style-name="P10" draw:layer="layout" svg:width="0.5cm" svg:height="0.283cm" svg:x="12.9cm" svg:y="6cm">
          <draw:text-box>
            <text:p text:style-name="P9"><text:span text:style-name="T5">RAW</text:span></text:p>
          </draw:text-box>
        </draw:frame>
        <draw:frame draw:style-name="gr10" draw:text-style-name="P10" draw:layer="layout" svg:width="0.5cm" svg:height="0.284cm" svg:x="12.9cm" svg:y="6.396cm">
          <draw:text-box>
            <text:p text:style-name="P9"><text:span text:style-name="T5">GND</text:span></text:p>
          </draw:text-box>
        </draw:frame>
        <draw:frame draw:style-name="gr10" draw:text-style-name="P3" draw:layer="layout" svg:width="0.5cm" svg:height="0.284cm" svg:x="12.9cm" svg:y="7.189cm">
          <draw:text-box>
            <text:p><text:span text:style-name="T5">VCC</text:span></text:p>
          </draw:text-box>
        </draw:frame>
        <draw:frame draw:style-name="gr10" draw:text-style-name="P3" draw:layer="layout" svg:width="0.5cm" svg:height="0.283cm" svg:x="12.9cm" svg:y="6.793cm">
          <draw:text-box>
            <text:p><text:span text:style-name="T2">RST</text:span></text:p>
          </draw:text-box>
        </draw:frame>
        <draw:frame draw:style-name="gr10" draw:text-style-name="P3" draw:layer="layout" svg:width="0.5cm" svg:height="0.283cm" svg:x="12.9cm" svg:y="7.587cm">
          <draw:text-box>
            <text:p><text:span text:style-name="T5">A3</text:span></text:p>
          </draw:text-box>
        </draw:frame>
        <draw:frame draw:style-name="gr10" draw:text-style-name="P3" draw:layer="layout" svg:width="0.5cm" svg:height="0.283cm" svg:x="12.9cm" svg:y="7.983cm">
          <draw:text-box>
            <text:p><text:span text:style-name="T5">A2</text:span></text:p>
          </draw:text-box>
        </draw:frame>
        <draw:frame draw:style-name="gr10" draw:text-style-name="P3" draw:layer="layout" svg:width="0.5cm" svg:height="0.283cm" svg:x="12.9cm" svg:y="8.38cm">
          <draw:text-box>
            <text:p><text:span text:style-name="T5">A1</text:span></text:p>
          </draw:text-box>
        </draw:frame>
        <draw:frame draw:style-name="gr10" draw:text-style-name="P3" draw:layer="layout" svg:width="0.5cm" svg:height="0.284cm" svg:x="12.9cm" svg:y="8.775cm">
          <draw:text-box>
            <text:p><text:span text:style-name="T5">A0</text:span></text:p>
          </draw:text-box>
        </draw:frame>
        <draw:frame draw:style-name="gr10" draw:text-style-name="P3" draw:layer="layout" svg:width="0.5cm" svg:height="0.283cm" svg:x="12.9cm" svg:y="9.173cm">
          <draw:text-box>
            <text:p><text:span text:style-name="T5">15</text:span></text:p>
          </draw:text-box>
        </draw:frame>
        <draw:frame draw:style-name="gr10" draw:text-style-name="P3" draw:layer="layout" svg:width="0.5cm" svg:height="0.283cm" svg:x="12.9cm" svg:y="9.57cm">
          <draw:text-box>
            <text:p><text:span text:style-name="T5">14</text:span></text:p>
          </draw:text-box>
        </draw:frame>
        <draw:frame draw:style-name="gr10" draw:text-style-name="P3" draw:layer="layout" svg:width="0.5cm" svg:height="0.284cm" svg:x="12.9cm" svg:y="9.965cm">
          <draw:text-box>
            <text:p><text:span text:style-name="T5">16</text:span></text:p>
          </draw:text-box>
        </draw:frame>
        <draw:frame draw:style-name="gr10" draw:text-style-name="P3" draw:layer="layout" svg:width="0.5cm" svg:height="0.283cm" svg:x="12.9cm" svg:y="10.367cm">
          <draw:text-box>
            <text:p><text:span text:style-name="T5">1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" style:font-family-generic="modern" style:font-pitch="fixed"/>
    <style:font-face style:name="Roboto Condensed" svg:font-family="'Roboto Condensed'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Courier1" svg:font-family="Courier" style:font-family-generic="swiss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ian Lorenz</meta:initial-creator>
    <meta:creation-date>2016-12-17T11:59:36.383512206</meta:creation-date>
    <dc:date>2016-12-17T13:15:16.806803897</dc:date>
    <dc:creator>Christian Lorenz</dc:creator>
    <meta:editing-duration>PT59M41S</meta:editing-duration>
    <meta:editing-cycles>2</meta:editing-cycles>
    <meta:generator>LibreOffice/4.1.6.2$Linux_x86 LibreOffice_project/410m0$Build-2</meta:generator>
    <meta:document-statistic meta:object-count="101"/>
  </office:meta>
</office:document-meta>
</file>